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212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232.61pt"/>
    </style:style>
    <style:style style:name="co6" style:family="table-column">
      <style:table-column-properties fo:break-before="auto" style:column-width="112.9pt"/>
    </style:style>
    <style:style style:name="co7" style:family="table-column">
      <style:table-column-properties fo:break-before="auto" style:column-width="217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b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o_buyb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o_buyback</text:p>
          </table:table-cell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o_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6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eal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flas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tp_bas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tp_bas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6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bas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move_ba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restore_hp_on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-- Ring of Aquila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-- Power Treads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use_truesho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o_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6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-- Ring of Aquila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-- Power Treads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defend_tower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ttack_enemy_cree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6"/>
          <table:table-cell table:style-name="ce4" office:value-type="string" calcext:value-type="string">
            <text:p>stop_attac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ttack_enemy_her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office:value-type="string" calcext:value-type="string">
            <text:p>stop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use_truesho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and_block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starting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starting_items</text:p>
          </table:table-cell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6"/>
          <table:table-cell table:style-name="ce3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-- Ring of Aquila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-- Power Treads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and_block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2" table:number-rows-repeated="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FARM.A4:FARM.AMJ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 style:data-style-name="N2" text:time-value="16:56:43.665490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08T17:27:10.781751793</dc:date>
    <meta:editing-duration>P2DT14H22M3S</meta:editing-duration>
    <meta:editing-cycles>2510</meta:editing-cycles>
    <dc:creator>Ilya Shpigor</dc:creator>
    <meta:document-statistic meta:table-count="4" meta:cell-count="562" meta:object-count="0"/>
  </office:meta>
</office:document-meta>
</file>